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3dec1"/>
    </style:style>
    <style:style style:name="P2" style:family="paragraph" style:parent-style-name="Preformatted_20_Text">
      <style:text-properties fo:language="en" fo:country="US" officeooo:rsid="0013dec1" officeooo:paragraph-rsid="0013de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1]: <text:a xlink:type="simple" xlink:href="https://dou.ua/lenta/articles/salary-report-devs-winter-2021/" text:style-name="Internet_20_link" text:visited-style-name="Visited_20_Internet_20_Link">https://dou.ua/lenta/articles/salary-report-devs-winter-2021/</text:a></text:p>
      <text:p text:style-name="P2">[2]: https://dou.ua/lenta/articles/how-many-devs-in-ukraine-2020/</text:p>
      <text:p text:style-name="P1">[3]: https://pascal.computer.org/sev_display/index.action Term: Flow chart. Retrieved 31 July 2008.</text:p>
      <text:p text:style-name="P1">[4]: https://books.google.com.ua/books?id=8z93xStbEpAC&amp;lpg=PP126&amp;pg=PA126&amp;redir_esc=y#v=onepage&amp;q&amp;f=false Alan B. Sterneckert (2003) Critical Incident Manageme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0T11:12:16.319000000</dc:date>
    <meta:editing-duration>PT2M41S</meta:editing-duration>
    <meta:editing-cycles>1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4" meta:word-count="22" meta:character-count="392" meta:non-whitespace-character-count="374"/>
  </office:meta>
</office:document-meta>
</file>